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master-page-name="">
      <style:paragraph-properties fo:margin-left="0cm" fo:margin-right="0cm" fo:margin-top="0.423cm" fo:margin-bottom="0.212cm" fo:text-align="justify" style:justify-single-word="false" fo:text-indent="2.143cm" style:auto-text-indent="false" style:page-number="auto" fo:keep-with-next="always"/>
      <style:text-properties fo:font-size="20pt" style:font-size-asian="20pt" style:font-size-complex="20pt"/>
    </style:style>
    <style:style style:name="P2" style:family="paragraph" style:parent-style-name="Heading_20_2" style:master-page-name="">
      <style:paragraph-properties fo:margin-left="0cm" fo:margin-right="0cm" fo:margin-top="0.423cm" fo:margin-bottom="0.212cm" fo:text-align="justify" style:justify-single-word="false" fo:text-indent="3.016cm" style:auto-text-indent="false" style:page-number="auto" fo:keep-with-next="always"/>
    </style:style>
    <style:style style:name="P3" style:family="paragraph" style:parent-style-name="Heading_20_2" style:master-page-name="">
      <style:paragraph-properties fo:margin-left="0cm" fo:margin-right="0cm" fo:margin-top="0.423cm" fo:margin-bottom="0.212cm" fo:text-align="justify" style:justify-single-word="false" fo:text-indent="2.963cm" style:auto-text-indent="false" style:page-number="auto" fo:keep-with-next="always"/>
    </style:style>
    <style:style style:name="P4" style:family="paragraph" style:parent-style-name="Heading_20_2" style:master-page-name="">
      <style:paragraph-properties fo:margin-left="0cm" fo:margin-right="0cm" fo:margin-top="0.423cm" fo:margin-bottom="0.212cm" fo:text-align="justify" style:justify-single-word="false" fo:text-indent="2.963cm" style:auto-text-indent="false" style:page-number="auto" fo:keep-with-next="always"/>
    </style:style>
    <style:style style:name="P5" style:family="paragraph" style:parent-style-name="Heading_20_2" style:master-page-name="">
      <style:paragraph-properties fo:margin-left="3.016cm" fo:margin-right="0cm" fo:margin-top="0.423cm" fo:margin-bottom="0.212cm" fo:text-align="justify" style:justify-single-word="false" fo:text-indent="0cm" style:auto-text-indent="false" style:page-number="auto" fo:keep-with-next="always"/>
    </style:style>
    <style:style style:name="P6" style:family="paragraph" style:parent-style-name="Heading_20_2" style:master-page-name="">
      <style:paragraph-properties fo:margin-left="2.963cm" fo:margin-right="0cm" fo:margin-top="0.423cm" fo:margin-bottom="0.212cm" fo:text-align="justify" style:justify-single-word="false" fo:text-indent="0cm" style:auto-text-indent="false" style:page-number="auto" fo:keep-with-next="always"/>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P11" style:family="paragraph" style:parent-style-name="Standard" style:list-style-name="L4">
      <style:paragraph-properties fo:text-align="justify" style:justify-single-word="false"/>
    </style:style>
    <style:style style:name="P12" style:family="paragraph" style:parent-style-name="Standard" style:list-style-name="L5">
      <style:paragraph-properties fo:text-align="justify" style:justify-single-word="false"/>
    </style:style>
    <style:style style:name="P13" style:family="paragraph" style:parent-style-name="Standard" style:list-style-name="L2">
      <style:paragraph-properties fo:text-align="start" style:justify-single-word="false"/>
    </style:style>
    <style:style style:name="P14" style:family="paragraph" style:parent-style-name="Standard" style:master-page-name="">
      <style:paragraph-properties fo:margin-left="13.785cm" fo:margin-right="0cm" fo:text-align="justify" style:justify-single-word="false" fo:text-indent="0cm" style:auto-text-indent="false" style:page-number="auto"/>
    </style:style>
    <style:style style:name="P15" style:family="paragraph" style:parent-style-name="Standard">
      <style:paragraph-properties fo:text-align="justify" style:justify-single-word="false" fo:break-before="page"/>
    </style:style>
    <style:style style:name="P16" style:family="paragraph" style:parent-style-name="Heading_20_3" style:master-page-name="">
      <style:paragraph-properties fo:margin-left="0cm" fo:margin-right="0cm" fo:margin-top="0.423cm" fo:margin-bottom="0.212cm" fo:text-align="justify" style:justify-single-word="false" fo:text-indent="1.984cm" style:auto-text-indent="false" style:page-number="auto" fo:keep-with-next="always"/>
      <style:text-properties fo:font-size="14pt" fo:font-weight="normal" style:font-size-asian="14pt" style:font-weight-asian="normal" style:font-size-complex="14pt" style:font-weight-complex="normal"/>
    </style:style>
    <style:style style:name="P17" style:family="paragraph" style:parent-style-name="Heading_20_3" style:master-page-name="">
      <style:paragraph-properties fo:margin-left="2.037cm" fo:margin-right="0cm" fo:margin-top="0.423cm" fo:margin-bottom="0.212cm" fo:text-align="start" style:justify-single-word="false" fo:text-indent="0cm" style:auto-text-indent="false" style:page-number="auto" fo:keep-with-next="always"/>
      <style:text-properties fo:font-weight="normal" style:font-weight-asian="normal" style:font-weight-complex="normal"/>
    </style:style>
    <style:style style:name="P18" style:family="paragraph" style:parent-style-name="Heading_20_3" style:master-page-name="">
      <style:paragraph-properties fo:margin-left="2.011cm" fo:margin-right="0cm" fo:margin-top="0.423cm" fo:margin-bottom="0.212cm" fo:text-align="justify" style:justify-single-word="false" fo:text-indent="0cm" style:auto-text-indent="false" style:page-number="auto" fo:keep-with-next="always"/>
      <style:text-properties fo:font-weight="normal" style:font-weight-asian="normal" style:font-weight-complex="normal"/>
    </style:style>
    <style:style style:name="P19" style:family="paragraph" style:parent-style-name="Text_20_body">
      <style:paragraph-properties fo:margin-left="0cm" fo:margin-right="0cm" fo:margin-top="0.423cm" fo:margin-bottom="0.212cm" fo:text-align="justify" style:justify-single-word="false" fo:text-indent="3.307cm" style:auto-text-indent="false"/>
      <style:text-properties fo:font-size="16pt" style:font-size-asian="16pt" style:font-size-complex="16pt"/>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808080" style:font-name="Courier New"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croblokus 2017</text:p>
      <text:p text:style-name="P7"/>
      <text:p text:style-name="P7"/>
      <text:p text:style-name="P1">Description technique du projet Android</text:p>
      <text:p text:style-name="P19"/>
      <text:p text:style-name="P7">Il va s'agir ici de décrire l'organisation du projet Android pour ainsi pouvoir le maintenir et l'exploiter.</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I) Dépendances<text:tab/>1</text:p>
          <text:p text:style-name="P21">II) Normes utilisées<text:tab/>1</text:p>
          <text:p text:style-name="P21">III) Organisation du code<text:tab/>2</text:p>
          <text:p text:style-name="P20">a) Affichage du jeu (package gameView)<text:tab/>2</text:p>
          <text:p text:style-name="P20">b) Fonctionnement des fenêtres/pages (package fragment et dialogFragment)<text:tab/>2</text:p>
          <text:p text:style-name="P20">c) Communication webSocket (package webSocketManager)<text:tab/>2</text:p>
          <text:p text:style-name="P21">IV) Améliorations envisageables<text:tab/>3</text:p>
          <text:p text:style-name="P21">V) Bugs relevés<text:tab/>3</text:p>
        </text:index-body>
      </text:table-of-content>
      <text:p text:style-name="P7"/>
      <text:p text:style-name="P7"/>
      <text:h text:style-name="P2" text:outline-level="2">I) Dépendances</text:h>
      <text:p text:style-name="P7"/>
      <text:p text:style-name="P7">Le projet utilise les sources du projet Autobahn (<text:a xlink:type="simple" xlink:href="https://github.com/crossbario/autobahn-java" text:style-name="Internet_20_link" text:visited-style-name="Visited_20_Internet_20_Link">https://github.com/crossbario/autobahn-java</text:a>) pour la communication via le protocole websocket.</text:p>
      <text:p text:style-name="P7">Nous utilisons également la bibliothèque Gson (<text:a xlink:type="simple" xlink:href="https://github.com/google/gson" text:style-name="Internet_20_link" text:visited-style-name="Visited_20_Internet_20_Link">https://github.com/google/gson</text:a>) pour le traitement des requêtes en JSON.</text:p>
      <text:p text:style-name="P7"/>
      <text:p text:style-name="P7">Note :</text:p>
      <text:list xml:id="list589338163327371801" text:style-name="L1">
        <text:list-item>
          <text:p text:style-name="P8">Les 2 outils ont étés rognés pour ne garder que les morceaux utiles</text:p>
        </text:list-item>
        <text:list-item>
          <text:p text:style-name="P8">Autobahn se trouve dans « acroBlokusAndroid\app\src\main\java\webSocketInterface »</text:p>
        </text:list-item>
        <text:list-item>
          <text:p text:style-name="P8">Gson se trouve dans « acroBlokusAndroid\app\libs »</text:p>
        </text:list-item>
      </text:list>
      <text:p text:style-name="P7"/>
      <text:p text:style-name="P7"/>
      <text:h text:style-name="P3" text:outline-level="2">II) Normes utilisées</text:h>
      <text:p text:style-name="P7"/>
      <text:p text:style-name="P7">Le code java utilise les normes suivantes :</text:p>
      <text:list xml:id="list6582979505466752405" text:style-name="L2">
        <text:list-item>
          <text:p text:style-name="P9">nom de classe commençant par une majuscule</text:p>
        </text:list-item>
        <text:list-item>
          <text:p text:style-name="P9">nom de méthode en minuscule</text:p>
        </text:list-item>
        <text:list-item>
          <text:p text:style-name="P9">paramètres commençant par « p_ »</text:p>
        </text:list-item>
        <text:list-item>
          <text:p text:style-name="P9">attributs et variable en minuscule</text:p>
        </text:list-item>
        <text:list-item>
          <text:p text:style-name="P9">les attributs doivent être précédés par l'objet associé (this.attribut, Classe.attribut, …)</text:p>
        </text:list-item>
        <text:list-item>
          <text:p text:style-name="P9">les commentaires et le code sont en anglais</text:p>
        </text:list-item>
        <text:list-item>
          <text:p text:style-name="P13">chaque méthode s'achève par un <text:span text:style-name="T1">//----------------------------------------- </text:span></text:p>
          <text:p text:style-name="P9"><text:soft-page-break/>pour faciliter la navigation</text:p>
        </text:list-item>
        <text:list-item>
          <text:p text:style-name="P9">les variables sont déclarées en début de fonction avant toute instruction afin de faciliter le débogage</text:p>
        </text:list-item>
        <text:list-item>
          <text:p text:style-name="P9">les élément douteux/incertains sont signalés par le balisage //***</text:p>
        </text:list-item>
      </text:list>
      <text:p text:style-name="P7"/>
      <text:p text:style-name="P7"/>
      <text:h text:style-name="P3" text:outline-level="2">III) Organisation du code</text:h>
      <text:p text:style-name="P7"/>
      <text:p text:style-name="P7">Le code repose sur une architecture MVC avec une couche supplémentaire d'accès réseau (websocket).</text:p>
      <text:p text:style-name="P7"/>
      <text:h text:style-name="P16" text:outline-level="3">a) Affichage du jeu (package gameView)</text:h>
      <text:p text:style-name="P7">L'affichage du jeu repose sur un objet surfaceView rafraîchit par un thread (GameLoopThread) tournant à 30 fps.</text:p>
      <text:p text:style-name="P7">Les différents élément affichés sur le canevas sont des classes identifiées par un préfixe UI.</text:p>
      <text:p text:style-name="P7"/>
      <text:h text:style-name="P17" text:outline-level="3">b) Fonctionnement des fenêtres/pages (package fragment et dialogFragment)</text:h>
      <text:p text:style-name="P7">Les pages principales (profil, jeu, accueil, …) sont faites via des fragments tandis que les pages secondaires (chat, messages de confirmation, …) sont faites via des dialogFragment (= pop-up).</text:p>
      <text:p text:style-name="P7"/>
      <text:p text:style-name="P7">Les fragments nécessitant du contenu dynamique doivent avoir une référence dans la classe SocketInterpreter afin d'être alimentées par les requêtes websocket du serveur.</text:p>
      <text:p text:style-name="P7"/>
      <text:p text:style-name="P7">Enfin, il est à noter que chaque changement de fragment doit s'accompagner du changement d'état de l'application (GameManager.state) afin que les requêtes du serveur ne soient acceptées que si l'état du client le permet.</text:p>
      <text:p text:style-name="P7"/>
      <text:h text:style-name="P18" text:outline-level="3">c) Communication webSocket (package webSocketManager)</text:h>
      <text:p text:style-name="P7">La communication websocket est gérée par la classe WebSocketManager qui fait appel à la classe SocketInterpreter afin de traiter le JSON (reçu du serveur) et de déclencher les callbacks nécessaires.</text:p>
      <text:p text:style-name="P7"/>
      <text:p text:style-name="P7">La sortie de requêtes websocket se fait via la classe WebSocketManager grâce aux fonctions préfixées ''send'' qui formate suivant le protocole.</text:p>
      <text:p text:style-name="P7"/>
      <text:p text:style-name="P7">L'avantage est que l'application de notre protocole JSON se limite à ces 2 classes (donc très pratique à maintenir en cas d'évolution du protocole JSON).</text:p>
      <text:p text:style-name="P7"/>
      <text:p text:style-name="P7">Le changement d'adresse ip du serveur se fait dans la classe WebSocketManager.</text:p>
      <text:p text:style-name="P7"/>
      <text:p text:style-name="P7">Un thread de reconnexion ( classe ReconnexionThread) tourne toutes les 2 secondes afin de rétablir la connexion websocket après une perte de signal réseau.</text:p>
      <text:p text:style-name="P7"/>
      <text:p text:style-name="P7"/>
      <text:p text:style-name="P15"/>
      <text:h text:style-name="P5" text:outline-level="2">IV) Améliorations envisageables</text:h>
      <text:p text:style-name="P7"/>
      <text:p text:style-name="P7">Les améliorations pouvant participer à une meilleure qualité de code :</text:p>
      <text:list xml:id="list5548901557554998337" text:style-name="L3">
        <text:list-item>
          <text:p text:style-name="P10">Centraliser la gestion des fragments dans l'activité principale (GameActivity)</text:p>
        </text:list-item>
        <text:list-item>
          <text:p text:style-name="P10">Créer un singleton pour la classe SocketInterpreter ?</text:p>
        </text:list-item>
        <text:list-item>
          <text:p text:style-name="P10">Suite à des problèmes serveur, les tableaux de int et de bool sont envoyés en chaine de caractères (il faut donc appliquer un filtrer sur le JSON) à terme, il faudrait régler cela côté serveur...</text:p>
        </text:list-item>
      </text:list>
      <text:p text:style-name="P7"/>
      <text:p text:style-name="P7">Les améliorations facilitant l’expérience utilisateur :</text:p>
      <text:list xml:id="list3446378636072299561" text:style-name="L4">
        <text:list-item>
          <text:p text:style-name="P11">Ajout d'une barre de recherche pour trouver un joueur plus facilement</text:p>
        </text:list-item>
        <text:list-item>
          <text:p text:style-name="P11">Pages dédiées à l'affichage des parties (1 par type de partie) avec en plus une barre de recherche afin de trouver plus facilement la partie souhaitée</text:p>
        </text:list-item>
        <text:list-item>
          <text:p text:style-name="P11">Gérer les traductions</text:p>
        </text:list-item>
      </text:list>
      <text:p text:style-name="P7"/>
      <text:p text:style-name="P7"/>
      <text:h text:style-name="P6" text:outline-level="2">V) Bugs relevés</text:h>
      <text:p text:style-name="P7"/>
      <text:p text:style-name="P7">Afin de participer à la phase d’exploitation il convient de noter les bugs (non corrigés) rencontrés :</text:p>
      <text:list xml:id="list6755051824172408374" text:style-name="L5">
        <text:list-item>
          <text:p text:style-name="P12">[Aléatoire][Fréquence faible] impossible de bouger ses pièces lors du jeu</text:p>
        </text:list-item>
        <text:list-item>
          <text:p text:style-name="P12">[Fréquence faible] erreur si la partie change de tour pendant que le client Android perd sa connexion websocket. Le thread de reconnexion ne prend pas en compte les changements survenus durant la déconnexion. Il faudra créer la requête client/serveur pour gérer la récupération des ses change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5T21:50:03.72</meta:creation-date>
    <dc:date>2017-08-22T13:48:58.78</dc:date>
    <meta:editing-duration>PT48M20S</meta:editing-duration>
    <meta:editing-cycles>8</meta:editing-cycles>
    <meta:generator>OpenOffice/4.1.2$Win32 OpenOffice.org_project/412m3$Build-9782</meta:generator>
    <meta:document-statistic meta:table-count="0" meta:image-count="0" meta:object-count="0" meta:page-count="3" meta:paragraph-count="59" meta:word-count="694" meta:character-count="4583"/>
  </office:meta>
</office:document-meta>
</file>